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iterowe3"/>
    <style:style style:name="P2" style:family="paragraph" style:parent-style-name="Standard" style:list-style-name="arabskie2"/>
    <style:style style:name="P3" style:family="paragraph" style:parent-style-name="malelitery5" style:list-style-name="malelitery4">
      <style:paragraph-properties fo:margin-left="1.7cm" fo:margin-right="0cm" fo:text-indent="0cm" style:auto-text-indent="false" style:writing-mode="page"/>
    </style:style>
    <style:style style:name="P4" style:family="paragraph" style:parent-style-name="arabskie2" style:list-style-name="arabskie2"/>
    <style:style style:name="P5" style:family="paragraph" style:parent-style-name="arabskie2" style:list-style-name="arabskie2">
      <style:paragraph-properties fo:margin-left="1.199cm" fo:margin-right="0cm" fo:text-indent="0cm" style:auto-text-indent="false" style:writing-mode="page"/>
    </style:style>
    <style:style style:name="P6" style:family="paragraph" style:parent-style-name="arabskie2" style:list-style-name="malelitery4">
      <style:paragraph-properties fo:margin-left="1.7cm" fo:margin-right="0cm" fo:text-indent="1.101cm" style:auto-text-indent="false" style:writing-mode="page"/>
    </style:style>
    <style:style style:name="P7" style:family="paragraph" style:parent-style-name="arabskie2" style:list-style-name="arabskie2" style:master-page-name="">
      <loext:graphic-properties draw:fill="none"/>
      <style:paragraph-properties fo:margin-left="1.3cm" fo:margin-right="0cm" fo:margin-top="0cm" fo:margin-bottom="0.101cm" loext:contextual-spacing="false" fo:text-indent="-0.6cm" style:auto-text-indent="false" style:page-number="auto" fo:background-color="transparent"/>
    </style:style>
    <style:style style:name="P8" style:family="paragraph" style:parent-style-name="arabskie2" style:list-style-name="arabskie2" style:master-page-name="">
      <loext:graphic-properties draw:fill="none"/>
      <style:paragraph-properties fo:margin-top="0cm" fo:margin-bottom="0.101cm" loext:contextual-spacing="false" style:page-number="auto" fo:background-color="transparent" style:writing-mode="page">
        <style:tab-stops/>
      </style:paragraph-properties>
    </style:style>
    <style:style style:name="P9" style:family="paragraph" style:parent-style-name="arabskie2" style:list-style-name="arabskie2">
      <loext:graphic-properties draw:fill="none"/>
      <style:paragraph-properties fo:margin-top="0cm" fo:margin-bottom="0.101cm" loext:contextual-spacing="false" fo:background-color="transparent" style:writing-mode="page">
        <style:tab-stops/>
      </style:paragraph-properties>
    </style:style>
    <style:style style:name="P10" style:family="paragraph" style:parent-style-name="rzymskie1" style:list-style-name="rzymskie1"/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400726364" text:style-name="rzymskie1">
        <text:list-item>
          <text:p text:style-name="P10">Literatura podmiotu:</text:p>
        </text:list-item>
      </text:list>
      <text:list xml:id="list258668156" text:style-name="arabskie2">
        <text:list-item>
          <text:p text:style-name="P7">Kochanowski Jan, Odprawa posłów greckich, Zakład Narodowy im. Ossolińskich, Wrocław 1985.</text:p>
        </text:list-item>
        <text:list-item>
          <text:p text:style-name="P4">Machiavelli Niccolo, Książę (fragmenty), [w:] Mrowcewicz Krzysztof, Przeszłość to dziś, Wydawnictwo STENTOR, Warszawa 2004, s. 54-56.</text:p>
        </text:list-item>
        <text:list-item>
          <text:p text:style-name="P4">Shakespeare William, Makbet, Wydawnictwo Łódzkie, Biblioteka Lektur Szkolnych, Łódź 1976.</text:p>
        </text:list-item>
        <text:list-item>
          <text:p text:style-name="P4">Sofokles, Antygona, Krajowa Agencja Wydawnicza Rzeszów, Rzeszów 1990.</text:p>
        </text:list-item>
      </text:list>
      <text:list xml:id="list103355676152978" text:continue-list="list400726364" text:style-name="rzymskie1">
        <text:list-item>
          <text:p text:style-name="P10">Literatura przedmiotu:</text:p>
        </text:list-item>
      </text:list>
      <text:list xml:id="list3956818151" text:style-name="arabskie2">
        <text:list-item>
          <text:p text:style-name="P4">Komorowski Jarosław, Makbet Williama Shakespeare'a, WSiP, Biblioteka Analiz Literackich, Warszawa 1989, s. 52-57.</text:p>
        </text:list-item>
        <text:list-item>
          <text:p text:style-name="P4">Kotarski Edward, Odprawa posłów greckich Jana Kochanowskiego, Państwowe Zakłady Wydawnictw Szkolnych, Biblioteka Analiz Literackich, Warszawa 1969, s.40-48.</text:p>
        </text:list-item>
        <text:list-item>
          <text:p text:style-name="P4">Ryś Anna, Antygona Sofoklesa, Wydawnictwo Marek Rożak, Gdańsk 1994, s. 29- 42.</text:p>
        </text:list-item>
      </text:list>
      <text:list xml:id="list103357431580057" text:continue-list="list103355676152978" text:style-name="rzymskie1">
        <text:list-item>
          <text:p text:style-name="P10">Ramowy plan wypowiedzi:</text:p>
        </text:list-item>
      </text:list>
      <text:list xml:id="list1128368051" text:style-name="literowe3">
        <text:list-item>
          <text:p text:style-name="P1">Wstęp</text:p>
        </text:list-item>
      </text:list>
      <text:list xml:id="list103356920806876" text:continue-list="list3956818151" text:style-name="arabskie2">
        <text:list-item text:start-value="1">
          <text:p text:style-name="P8">Rozważania dotyczące* osób sprawujących władzę oraz* sposobów rządzenia.</text:p>
        </text:list-item>
        <text:list-item>
          <text:p text:style-name="P9">"Ksiażę" Niccolo Machiavellego jako punkt odniesienia do analizy postępowania przedstawionych bohaterów – władców.</text:p>
        </text:list-item>
      </text:list>
      <text:list xml:id="list103356529629534" text:continue-list="list1128368051" text:style-name="literowe3">
        <text:list-item>
          <text:p text:style-name="P1">Kolejność prezentowanych argumentów (treści)</text:p>
        </text:list-item>
      </text:list>
      <text:list xml:id="list103356497848435" text:continue-list="list103356920806876" text:style-name="arabskie2">
        <text:list-item text:start-value="1">
          <text:p text:style-name="P5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5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5">Zróżnicowanie* oceny postępowania Kreona jako:</text:p>
        </text:list-item>
      </text:list>
      <text:list xml:id="list1335484777" text:style-name="malelitery4">
        <text:list-item>
          <text:p text:style-name="P3">władcy – tyrana i despoty surowo egzekwującego wydane prawa i rozkazy,</text:p>
        </text:list-item>
        <text:list-item>
          <text:p text:style-name="P3">władcy konsekwentnego, bezkompromisowego, pozbawionego prywaty, kierującego się interesami i obowiązkami państwa.</text:p>
        </text:list-item>
      </text:list>
      <text:list xml:id="list103356398593267" text:continue-list="list103356497848435" text:style-name="arabskie2">
        <text:list-item>
          <text:p text:style-name="P5">Sylwetka bezwzględnego Makbeta – władcy zbrodniarza zaślepionego namiętnością władzy, ale bezustannego borykającego się z wyrzutami sumienia:</text:p>
        </text:list-item>
      </text:list>
      <text:list xml:id="list103357615814101" text:continue-list="list1335484777" text:style-name="malelitery4">
        <text:list-item>
          <text:p text:style-name="P6">tragizm postaci Makbeta – władca ukazany jako marionetka ludzkich namiętności, motyw życia – teatru.</text:p>
        </text:list-item>
      </text:list>
      <text:list xml:id="list103356700458256" text:continue-list="list103356529629534" text:style-name="literowe3">
        <text:list-item>
          <text:p text:style-name="P1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356766124386" text:continue-list="list103357431580057" text:style-name="rzymskie1">
        <text:list-item>
          <text:p text:style-name="P10">Materiały pomocnicze</text:p>
        </text:list-item>
      </text:list>
      <text:list xml:id="list103355921499776" text:continue-list="list103356398593267" text:style-name="arabskie2">
        <text:list-item text:start-value="1">
          <text:p text:style-name="P2">kartka z cytatami,</text:p>
        </text:list-item>
        <text:list-item>
          <text:p text:style-name="P2">prezentacja multimedialna.</text:p>
        </text:list-item>
      </text:list>
      <text:p text:style-name="Standard"/>
      <text:p text:style-name="Standard"><text:soft-page-break/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malelitery5" style:family="paragraph" style:parent-style-name="arabskie2" style:list-style-name="malelitery4">
      <style:paragraph-properties fo:margin-left="1.27cm" fo:margin-right="0cm" fo:text-indent="0cm" style:auto-text-indent="false" style:writing-mode="pag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owe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alelitery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0.6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alelitery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30:16.350681515</meta:creation-date>
    <dc:date>2017-10-23T10:33:52.620208931</dc:date>
    <meta:editing-duration>PT2M55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30" meta:character-count="2630" meta:non-whitespace-character-count="2350"/>
  </office:meta>
</office:document-meta>
</file>